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A0000000640998FF61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GoBack"/><draw:frame text:anchor-type="as-char" svg:y="0in" draw:z-index="0" draw:name="broadcast_test_pattern_2560x1600.jpg" draw:style-name="gr1" draw:text-style-name="P2" svg:width="9.513in" svg:height="5.9453in" draw:transform="rotate (-1.5707963267949) translate (5.94513888888889in 0in)"><draw:image xlink:href="Pictures/1000000000000A0000000640998FF611.jpg" xlink:type="simple" xlink:show="embed" xlink:actuate="onLoad"><text:p/></draw:image></draw:frame><text:bookmark-end text:name="_GoBac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nl" fo:country="NL" style:letter-kerning="tru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nl" fo:country="NL" style:letter-kerning="tru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-gebruiker</meta:initial-creator>
    <dc:creator>Microsoft Office-gebruiker</dc:creator>
    <meta:editing-cycles>2</meta:editing-cycles>
    <meta:creation-date>2017-03-07T08:39:00</meta:creation-date>
    <dc:date>2017-03-07T08:39:00</dc:date>
    <meta:editing-duration>PT1S</meta:editing-duration>
    <meta:generator>LibreOffice/4.4.7.2$Linux_X86_64 LibreOffice_project/f3153a8b245191196a4b6b9abd1d0da16eead600</meta:generator>
    <meta:document-statistic meta:table-count="0" meta:image-count="0" meta:object-count="0" meta:page-count="1" meta:paragraph-count="1" meta:word-count="0" meta:character-count="0" meta:non-whitespace-character-count="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